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2.024cm" fo:min-width="5.678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2.75cm" fo:min-width="4.168cm" fo:padding-top="0.125cm" fo:padding-bottom="0.125cm" fo:padding-left="0.25cm" fo:padding-right="0.25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1.488cm" fo:min-width="2.469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1.488cm" fo:min-width="3.03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8cm" fo:min-width="2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2" draw:style-name="gr1" draw:text-style-name="P2" draw:layer="layout" svg:width="4.692cm" svg:height="1.672cm" svg:x="1.622cm" svg:y="4.7cm">
          <text:p text:style-name="P1"><text:span text:style-name="T1">M</text:span><text:span text:style-name="T1">e</text:span><text:span text:style-name="T1">n</text:span><text:span text:style-name="T1">s</text:span><text:span text:style-name="T1">a</text:span><text:span text:style-name="T1">g</text:span><text:span text:style-name="T1">e</text:span><text:span text:style-name="T1">m</text:span><text:span text:style-name="T1"> </text:span><text:span text:style-name="T1">d</text:span><text:span text:style-name="T1">e</text:span><text:span text:style-name="T1"> </text:span></text:p>
          <text:p text:style-name="P1"><text:span text:style-name="T1">b</text:span><text:span text:style-name="T1">o</text:span><text:span text:style-name="T1">a</text:span><text:span text:style-name="T1">s</text:span><text:span text:style-name="T1"> </text:span><text:span text:style-name="T1">v</text:span><text:span text:style-name="T1">i</text:span><text:span text:style-name="T1">n</text:span><text:span text:style-name="T1">d</text:span><text:span text:style-name="T1">a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4.999cm" svg:height="3.199cm" svg:x="1.4cm" svg:y="7.6cm">
          <text:p text:style-name="P1"><text:span text:style-name="T1">M</text:span><text:span text:style-name="T1">e</text:span><text:span text:style-name="T1">n</text:span><text:span text:style-name="T1">s</text:span><text:span text:style-name="T1">a</text:span><text:span text:style-name="T1">g</text:span><text:span text:style-name="T1">e</text:span><text:span text:style-name="T1">m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/text:p>
          <text:p text:style-name="P1"><text:span text:style-name="T1">C</text:span><text:span text:style-name="T1">i</text:span><text:span text:style-name="T1">f</text:span><text:span text:style-name="T1">r</text:span><text:span text:style-name="T1">a</text:span><text:span text:style-name="T1">r</text:span><text:span text:style-name="T1"> </text:span><text:span text:style-name="T1">/</text:span><text:span text:style-name="T1"> </text:span><text:span text:style-name="T1">d</text:span><text:span text:style-name="T1">e</text:span><text:span text:style-name="T1">c</text:span><text:span text:style-name="T1">i</text:span><text:span text:style-name="T1">f</text:span><text:span text:style-name="T1">r</text:span><text:span text:style-name="T1">a</text:span><text:span text:style-name="T1">r</text:span><text:span text:style-name="T1"> </text:span></text:p>
          <draw:enhanced-geometry draw:mirror-horizontal="fals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CustomShape 4" draw:style-name="gr3" draw:text-style-name="P3" xml:id="id2" draw:id="id2" draw:layer="layout" svg:width="6.177cm" svg:height="2.273cm" svg:x="12.223cm" svg:y="1.127cm">
          <text:p text:style-name="P1"><text:span text:style-name="T1">Cifrar / </text:span><text:span text:style-name="T1">decifrar <text:s/></text:span></text:p>
          <text:p text:style-name="P1"><text:span text:style-name="T1">mens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xml:id="id1" draw:id="id1" draw:layer="layout" svg:width="4.999cm" svg:height="3.199cm" svg:x="1.201cm" svg:y="12.301cm">
          <text:p text:style-name="P1"><text:span text:style-name="T1">Deslocame</text:span><text:span text:style-name="T1">nto</text:span></text:p>
          <text:p text:style-name="P1"><text:span text:style-name="T1">desejado</text:span></text:p>
          <draw:enhanced-geometry draw:mirror-horizontal="fals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line draw:name="Line 6" draw:style-name="gr4" draw:text-style-name="P4" draw:layer="layout" svg:x1="0cm" svg:y1="0cm" svg:x2="0.001cm" svg:y2="0.001cm">
          <text:p/>
        </draw:line>
        <draw:line draw:name="Line 7" draw:style-name="gr4" draw:text-style-name="P4" draw:layer="layout" svg:x1="4cm" svg:y1="3.257cm" svg:x2="4.001cm" svg:y2="4.7cm">
          <text:p/>
        </draw:line>
        <draw:line draw:name="Line 8" draw:style-name="gr4" draw:text-style-name="P4" draw:layer="layout" svg:x1="4cm" svg:y1="6.373cm" svg:x2="4.001cm" svg:y2="7.8cm">
          <text:p/>
        </draw:line>
        <draw:line draw:name="Line 9" draw:style-name="gr4" draw:text-style-name="P4" draw:layer="layout" svg:x1="3.9cm" svg:y1="10.8cm" svg:x2="3.901cm" svg:y2="12.5cm">
          <text:p/>
        </draw:line>
        <draw:custom-shape draw:name="CustomShape 10" draw:style-name="gr5" draw:text-style-name="P3" draw:layer="layout" svg:width="7cm" svg:height="2.999cm" svg:x="11.6cm" svg:y="4.6cm">
          <text:p text:style-name="P1"><text:span text:style-name="T1">E</text:span><text:span text:style-name="T1">x</text:span><text:span text:style-name="T1">i</text:span><text:span text:style-name="T1">b</text:span><text:span text:style-name="T1">i</text:span><text:span text:style-name="T1">r</text:span><text:span text:style-name="T1"> </text:span></text:p>
          <text:p text:style-name="P1"><text:span text:style-name="T1">m</text:span><text:span text:style-name="T1">e</text:span><text:span text:style-name="T1">n</text:span><text:span text:style-name="T1">s</text:span><text:span text:style-name="T1">a</text:span><text:span text:style-name="T1">g</text:span><text:span text:style-name="T1">e</text:span><text:span text:style-name="T1">m</text:span><text:span text:style-name="T1"> </text:span></text:p>
          <text:p text:style-name="P1"><text:span text:style-name="T1">C</text:span><text:span text:style-name="T1">i</text:span><text:span text:style-name="T1">f</text:span><text:span text:style-name="T1">r</text:span><text:span text:style-name="T1">a</text:span><text:span text:style-name="T1">d</text:span><text:span text:style-name="T1">a</text:span><text:span text:style-name="T1"> </text:span><text:span text:style-name="T1">/</text:span><text:span text:style-name="T1"> </text:span><text:span text:style-name="T1">d</text:span><text:span text:style-name="T1">e</text:span><text:span text:style-name="T1">c</text:span><text:span text:style-name="T1">i</text:span><text:span text:style-name="T1">f</text:span><text:span text:style-name="T1">r</text:span><text:span text:style-name="T1">a</text:span><text:span text:style-name="T1">d</text:span><text:span text:style-name="T1">a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onnector draw:style-name="gr6" draw:text-style-name="P5" draw:layer="layout" svg:x1="6.2cm" svg:y1="13.9cm" svg:x2="12.223cm" svg:y2="2.263cm" draw:start-shape="id1" draw:start-glue-point="1" draw:end-shape="id2" draw:end-glue-point="3" svg:d="M6200 13900h3011v-11637h3012" svg:viewBox="0 0 6024 11638">
          <text:p/>
        </draw:connector>
        <draw:custom-shape draw:name="CustomShape 1" draw:style-name="gr7" draw:text-style-name="P3" draw:layer="layout" svg:width="4.199cm" svg:height="2.456cm" svg:x="2cm" svg:y="0.801cm">
          <text:p text:style-name="P1"><text:span text:style-name="T1">I</text:span><text:span text:style-name="T1">N</text:span><text:span text:style-name="T1">Í</text:span><text:span text:style-name="T1">C</text:span><text:span text:style-name="T1">I</text:span><text:span text:style-name="T1">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8" draw:text-style-name="P3" xml:id="id4" draw:id="id4" draw:layer="layout" svg:width="4.999cm" svg:height="2.456cm" svg:x="22.5cm" svg:y="7.401cm">
          <text:p text:style-name="P1"><text:span text:style-name="T1">FI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4" draw:text-style-name="P4" draw:layer="layout" svg:x1="15.001cm" svg:y1="7.6cm" svg:x2="15cm" svg:y2="10.1cm">
          <text:p/>
        </draw:line>
        <draw:line draw:name="Line 11" draw:style-name="gr4" draw:text-style-name="P4" draw:layer="layout" svg:x1="15.101cm" svg:y1="3.4cm" svg:x2="15.102cm" svg:y2="4.6cm">
          <text:p/>
        </draw:line>
        <draw:custom-shape draw:style-name="gr9" draw:text-style-name="P6" xml:id="id3" draw:id="id3" draw:layer="layout" svg:width="6.1cm" svg:height="4.1cm" svg:x="11.9cm" svg:y="10.1cm">
          <text:p text:style-name="P6">Nova Mensage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8cm" svg:y1="12.15cm" svg:x2="22.5cm" svg:y2="8.629cm" draw:start-shape="id3" draw:start-glue-point="7" draw:end-shape="id4" draw:end-glue-point="3" svg:d="M18000 12150h2250v-3521h2250" svg:viewBox="0 0 4501 3522">
          <text:p/>
        </draw:connector>
        <draw:connector draw:style-name="gr6" draw:text-style-name="P5" draw:layer="layout" svg:x1="11.9cm" svg:y1="12.15cm" svg:x2="6.673cm" svg:y2="9.025cm" draw:start-shape="id3" draw:start-glue-point="5" svg:d="M11900 12150h-2864v-3125h-2363" svg:viewBox="0 0 5228 3126">
          <text:p/>
        </draw:connector>
        <draw:frame draw:style-name="gr10" draw:text-style-name="P7" draw:layer="layout" svg:width="2.3cm" svg:height="0.962cm" svg:x="9.6cm" svg:y="11.3cm">
          <draw:text-box>
            <text:p>SIM </text:p>
          </draw:text-box>
        </draw:frame>
        <draw:frame draw:style-name="gr10" draw:text-style-name="P7" draw:layer="layout" svg:width="2.4cm" svg:height="0.962cm" svg:x="18.2cm" svg:y="11.4cm">
          <draw:text-box>
            <text:p>NÃO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6:06:04</meta:creation-date>
    <dc:language>pt-BR</dc:language>
    <dc:date>2019-02-02T21:07:56.223760345</dc:date>
    <meta:editing-cycles>5</meta:editing-cycles>
    <meta:editing-duration>PT10H14M37S</meta:editing-duration>
    <meta:generator>LibreOffice/6.0.6.2$Linux_X86_64 LibreOffice_project/00m0$Build-2</meta:generator>
    <meta:document-statistic meta:object-count="39"/>
  </office:meta>
</office:document-meta>
</file>